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36.79mm" svg:y="59.18mm">
            <draw:object draw:notify-on-update-of-ranges="Hoja1.A1:Hoja1.A1 Hoja1.A2:Hoja1.A4 Hoja1.B1:Hoja1.B1 Hoja1.B2:Hoja1.B4 Hoja1.A1:Hoja1.A1 Hoja1.A2:Hoja1.A4 Hoja1.C1:Hoja1.C1 Hoja1.C2:Hoja1.C4 Hoja1.A1:Hoja1.A1 Hoja1.A2:Hoja1.A4 Hoja1.D1:Hoja1.D1 Hoja1.D2:Hoja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statico</text:p>
          </table:table-cell>
          <table:table-cell office:value-type="string" calcext:value-type="string">
            <text:p>Dinamico</text:p>
          </table:table-cell>
          <table:table-cell office:value-type="string" calcext:value-type="string">
            <text:p>Guiado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table:style-name="ce1" office:value-type="float" office:value="3.301642434" calcext:value-type="float">
            <text:p>3,301642434</text:p>
          </table:table-cell>
          <table:table-cell table:style-name="ce1" office:value-type="float" office:value="3.293433338" calcext:value-type="float">
            <text:p>3,293433338</text:p>
          </table:table-cell>
          <table:table-cell table:style-name="ce1" office:value-type="float" office:value="3.555089287" calcext:value-type="float">
            <text:p>3,555089287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table:style-name="ce2" office:value-type="float" office:value="3.292049173" calcext:value-type="float">
            <text:p>3,292049173</text:p>
          </table:table-cell>
          <table:table-cell table:style-name="ce2" office:value-type="float" office:value="4.430911989" calcext:value-type="float">
            <text:p>4,430911989</text:p>
          </table:table-cell>
          <table:table-cell table:style-name="ce2" office:value-type="float" office:value="3.288901772" calcext:value-type="float">
            <text:p>3,288901772</text:p>
          </table:table-cell>
        </table:table-row>
        <table:table-row table:style-name="ro1">
          <table:table-cell/>
          <table:table-cell table:style-name="ce3" office:value-type="float" office:value="3.323104274" calcext:value-type="float">
            <text:p>3,323104274</text:p>
          </table:table-cell>
          <table:table-cell table:style-name="ce3" office:value-type="float" office:value="3.28705831" calcext:value-type="float">
            <text:p>3,28705831</text:p>
          </table:table-cell>
          <table:table-cell table:style-name="ce3" office:value-type="float" office:value="3.377660259" calcext:value-type="float">
            <text:p>3,377660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4:36:42.538917721</meta:creation-date>
    <dc:date>2019-05-15T14:38:41.412653919</dc:date>
    <meta:editing-duration>PT1M59S</meta:editing-duration>
    <meta:editing-cycles>1</meta:editing-cycles>
    <meta:document-statistic meta:table-count="1" meta:cell-count="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27cm" svg:y="3.703cm" style:legend-expansion="high" chart:style-name="ch2"/>
        <chart:plot-area chart:style-name="ch3" table:cell-range-address="Hoja1.A1:Hoja1.D4" chart:data-source-has-labels="row" svg:x="0.32cm" svg:y="0.18cm" svg:width="12.587cm" svg:height="8.64cm">
          <chartooo:coordinate-region svg:x="1.047cm" svg:y="0.379cm" svg:width="11.52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label-cell-address="Hoja1.B1:Hoja1.B1" chart:class="chart:scatter">
            <chart:domain table:cell-range-address="Hoja1.A2:Hoja1.A4"/>
            <chart:data-point chart:repeated="3"/>
          </chart:series>
          <chart:series chart:style-name="ch7" chart:values-cell-range-address="Hoja1.C2:Hoja1.C4" chart:label-cell-address="Hoja1.C1:Hoja1.C1" chart:class="chart:scatter">
            <chart:data-point chart:repeated="3"/>
          </chart:series>
          <chart:series chart:style-name="ch8" chart:values-cell-range-address="Hoja1.D2:Hoja1.D4" chart:label-cell-address="Hoja1.D1:Hoja1.D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statico</text:p>
                <draw:g>
                  <svg:desc>Hoja1.B1:Hoja1.B1</svg:desc>
                </draw:g>
              </table:table-cell>
              <table:table-cell office:value-type="string">
                <text:p>Dinamico</text:p>
                <draw:g>
                  <svg:desc>Hoja1.C1:Hoja1.C1</svg:desc>
                </draw:g>
              </table:table-cell>
              <table:table-cell office:value-type="string">
                <text:p>Guiado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>3.3</text:p>
                <draw:g>
                  <svg:desc>Hoja1.A2:Hoja1.A4</svg:desc>
                </draw:g>
              </table:table-cell>
              <table:table-cell office:value-type="float" office:value="3.301642434">
                <text:p>3.301642434</text:p>
                <draw:g>
                  <svg:desc>Hoja1.B2:Hoja1.B4</svg:desc>
                </draw:g>
              </table:table-cell>
              <table:table-cell office:value-type="float" office:value="3.293433338">
                <text:p>3.293433338</text:p>
                <draw:g>
                  <svg:desc>Hoja1.C2:Hoja1.C4</svg:desc>
                </draw:g>
              </table:table-cell>
              <table:table-cell office:value-type="float" office:value="3.555089287">
                <text:p>3.555089287</text:p>
                <draw:g>
                  <svg:desc>Hoja1.D2:Hoja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">
                <text:p>3.2</text:p>
              </table:table-cell>
              <table:table-cell office:value-type="float" office:value="3.292049173">
                <text:p>3.292049173</text:p>
              </table:table-cell>
              <table:table-cell office:value-type="float" office:value="4.430911989">
                <text:p>4.430911989</text:p>
              </table:table-cell>
              <table:table-cell office:value-type="float" office:value="3.288901772">
                <text:p>3.288901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.323104274">
                <text:p>3.323104274</text:p>
              </table:table-cell>
              <table:table-cell office:value-type="float" office:value="3.28705831">
                <text:p>3.28705831</text:p>
              </table:table-cell>
              <table:table-cell office:value-type="float" office:value="3.377660259">
                <text:p>3.3776602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